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0_20_Degrees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="none" draw:fill-color="#99ccff" draw:fill-hatch-name="Black_20_0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custom-shape draw:style-name="gr1" draw:text-style-name="P1" draw:layer="layout" svg:width="3cm" svg:height="6.24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107cm" svg:x="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3" draw:text-style-name="P1" draw:layer="layout" svg:width="2.5cm" svg:height="0.709cm" svg:x="7.2cm" svg:y="7.45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15cm" svg:height="0.963cm" svg:x="8.114cm" svg:y="7.26cm">
            <draw:text-box>
              <text:p>x</text:p>
            </draw:text-box>
          </draw:frame>
        </draw:g>
        <draw:g>
          <draw:custom-shape draw:style-name="gr3" draw:text-style-name="P1" draw:layer="layout" svg:width="2.5cm" svg:height="0.709cm" svg:x="7.2cm" svg:y="3.25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11cm" svg:height="0.963cm" svg:x="7.977cm" svg:y="3cm">
            <draw:text-box>
              <text:p>y</text:p>
            </draw:text-box>
          </draw:frame>
        </draw:g>
        <draw:g>
          <draw:custom-shape draw:style-name="gr3" draw:text-style-name="P1" draw:layer="layout" svg:width="2.5cm" svg:height="0.709cm" svg:x="7.2cm" svg:y="5.21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2cm" svg:height="0.963cm" svg:x="8.129cm" svg:y="5.031cm">
            <draw:text-box>
              <text:p>z</text:p>
            </draw:text-box>
          </draw:frame>
        </draw:g>
        <draw:frame draw:style-name="gr5" draw:layer="layout" svg:width="0.815cm" svg:height="0.963cm" svg:x="3cm" svg:y="7.224cm">
          <draw:text-box>
            <text:p>x</text:p>
          </draw:text-box>
        </draw:frame>
        <draw:frame draw:style-name="gr4" draw:layer="layout" svg:width="0.811cm" svg:height="0.963cm" svg:x="3cm" svg:y="3.037cm">
          <draw:text-box>
            <text:p>y</text:p>
          </draw:text-box>
        </draw:frame>
        <draw:frame draw:style-name="gr4" draw:layer="layout" svg:width="0.82cm" svg:height="0.963cm" svg:x="3cm" svg:y="4.5cm">
          <draw:text-box>
            <text:p>z</text:p>
          </draw:text-box>
        </draw:frame>
        <draw:custom-shape draw:style-name="gr2" draw:text-style-name="P1" draw:layer="layout" svg:width="0.5cm" svg:height="2.082cm" svg:x="5cm" svg:y="4.6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2.056cm" svg:x="5cm" svg:y="6.6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692cm" svg:height="0.963cm" svg:x="5.3cm" svg:y="3.037cm">
          <draw:text-box>
            <text:p>R(y)</text:p>
          </draw:text-box>
        </draw:frame>
        <draw:frame draw:style-name="gr5" draw:layer="layout" svg:width="1.7cm" svg:height="0.963cm" svg:x="5.3cm" svg:y="5.138cm">
          <draw:text-box>
            <text:p>R(z)</text:p>
          </draw:text-box>
        </draw:frame>
        <draw:frame draw:style-name="gr5" draw:layer="layout" svg:width="1.696cm" svg:height="0.963cm" svg:x="5.3cm" svg:y="7.339cm">
          <draw:text-box>
            <text:p>R(x)</text:p>
          </draw:text-box>
        </draw:frame>
        <draw:g>
          <draw:custom-shape draw:style-name="gr3" draw:text-style-name="P1" draw:layer="layout" svg:width="2.5cm" svg:height="0.709cm" svg:x="10.3cm" svg:y="3.2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162cm" svg:height="0.963cm" svg:x="11.077cm" svg:y="3.087cm">
            <draw:text-box>
              <text:p>y1</text:p>
            </draw:text-box>
          </draw:frame>
        </draw:g>
        <draw:g>
          <draw:custom-shape draw:style-name="gr3" draw:text-style-name="P1" draw:layer="layout" svg:width="2.5cm" svg:height="0.709cm" svg:x="10.3cm" svg:y="5.2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171cm" svg:height="0.963cm" svg:x="11.118cm" svg:y="5.067cm">
            <draw:text-box>
              <text:p>z1</text:p>
            </draw:text-box>
          </draw:frame>
        </draw:g>
        <draw:g>
          <draw:custom-shape draw:style-name="gr3" draw:text-style-name="P1" draw:layer="layout" svg:width="2.5cm" svg:height="0.709cm" svg:x="10.3cm" svg:y="7.4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167cm" svg:height="0.963cm" svg:x="11.112cm" svg:y="7.286cm">
            <draw:text-box>
              <text:p>x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0.7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7T20:37:11.39</meta:creation-date>
    <dc:date>2009-02-28T18:10:27.65</dc:date>
    <dc:creator>Евгений Корныхин</dc:creator>
    <meta:editing-duration>PT00H24M41S</meta:editing-duration>
    <meta:editing-cycles>6</meta:editing-cycles>
    <meta:generator>OpenOffice.org/3.0$Win32 OpenOffice.org_project/300m9$Build-9358</meta:generator>
    <meta:printed-by>Евгений Корныхин</meta:printed-by>
    <meta:print-date>2009-02-28T13:41:27.46</meta:print-date>
    <meta:document-statistic meta:object-count="28"/>
    <meta:user-defined meta:name="Поле 1"/>
    <meta:user-defined meta:name="Поле 2"/>
    <meta:user-defined meta:name="Поле 3"/>
    <meta:user-defined meta:name="Поле 4"/>
  </office:meta>
</office:document-meta>
</file>